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iot@DIOT-PC1:~/Downloads$ cd ..</text:p>
      <text:p text:style-name="Standard">diot@DIOT-PC1:~$ cd /etc/m</text:p>
      <text:p text:style-name="Standard">modprobe.d/ <text:s text:c="4"/>modules-load.d/ mysql/ <text:s text:c="9"/></text:p>
      <text:p text:style-name="Standard">diot@DIOT-PC1:~$ cd /etc/m</text:p>
      <text:p text:style-name="Standard">modprobe.d/ <text:s text:c="4"/>modules-load.d/ mysql/ <text:s text:c="9"/></text:p>
      <text:p text:style-name="Standard">diot@DIOT-PC1:~$ cd /etc/</text:p>
      <text:p text:style-name="Standard">diot@DIOT-PC1:/etc$ ls</text:p>
      <text:p text:style-name="Standard">acpi <text:s text:c="26"/>hdparm.conf <text:s text:c="9"/>pnm2ppa.conf</text:p>
      <text:p text:style-name="Standard">adduser.conf <text:s text:c="18"/>host.conf <text:s text:c="11"/>polkit-1</text:p>
      <text:p text:style-name="Standard">alsa <text:s text:c="26"/>hostid <text:s text:c="14"/>popularity-contest.conf</text:p>
      <text:p text:style-name="Standard">alternatives <text:s text:c="18"/>hostname <text:s text:c="12"/>ppp</text:p>
      <text:p text:style-name="Standard">anacrontab <text:s text:c="20"/>hosts <text:s text:c="15"/>profile</text:p>
      <text:p text:style-name="Standard">apache2 <text:s text:c="23"/>hosts.allow <text:s text:c="9"/>profile.d</text:p>
      <text:p text:style-name="Standard">apg.conf <text:s text:c="22"/>hosts.deny <text:s text:c="10"/>protocols</text:p>
      <text:p text:style-name="Standard">apm <text:s text:c="27"/>hp <text:s text:c="18"/>pulse</text:p>
      <text:p text:style-name="Standard">apparmor <text:s text:c="22"/>ifplugd <text:s text:c="13"/>python2.7</text:p>
      <text:p text:style-name="Standard">apparmor.d <text:s text:c="20"/>init <text:s text:c="16"/>python3</text:p>
      <text:p text:style-name="Standard">apport <text:s text:c="24"/>init.d <text:s text:c="14"/>python3.8</text:p>
      <text:p text:style-name="Standard">appstream.conf <text:s text:c="16"/>initramfs-tools <text:s text:c="5"/>rc0.d</text:p>
      <text:p text:style-name="Standard">apt <text:s text:c="27"/>inputrc <text:s text:c="13"/>rc1.d</text:p>
      <text:p text:style-name="Standard">avahi <text:s text:c="25"/>insserv.conf.d <text:s text:c="6"/>rc2.d</text:p>
      <text:p text:style-name="Standard">bash.bashrc <text:s text:c="19"/>iproute2 <text:s text:c="12"/>rc3.d</text:p>
      <text:p text:style-name="Standard">bash_completion <text:s text:c="15"/>issue <text:s text:c="15"/>rc4.d</text:p>
      <text:p text:style-name="Standard">bash_completion.d <text:s text:c="13"/>issue.net <text:s text:c="11"/>rc5.d</text:p>
      <text:p text:style-name="Standard">bindresvport.blacklist <text:s text:c="8"/>kernel <text:s text:c="14"/>rc6.d</text:p>
      <text:p text:style-name="Standard">binfmt.d <text:s text:c="22"/>kernel-img.conf <text:s text:c="5"/>rcS.d</text:p>
      <text:p text:style-name="Standard">bluetooth <text:s text:c="21"/>kerneloops.conf <text:s text:c="5"/>resolv.conf</text:p>
      <text:p text:style-name="Standard">brlapi.key <text:s text:c="20"/>ldap <text:s text:c="16"/>rmt</text:p>
      <text:p text:style-name="Standard">brltty <text:s text:c="24"/>ld.so.cache <text:s text:c="9"/>rpc</text:p>
      <text:p text:style-name="Standard">brltty.conf <text:s text:c="19"/>ld.so.conf <text:s text:c="10"/>rsyslog.conf</text:p>
      <text:p text:style-name="Standard">ca-certificates <text:s text:c="15"/>ld.so.conf.d <text:s text:c="8"/>rsyslog.d</text:p>
      <text:p text:style-name="Standard">ca-certificates.conf <text:s text:c="10"/>legal <text:s text:c="15"/>rygel.conf</text:p>
      <text:p text:style-name="Standard">ca-certificates.conf.dpkg-old <text:s/>libao.conf <text:s text:c="10"/>sane.d</text:p>
      <text:p text:style-name="Standard">calendar <text:s text:c="22"/>libaudit.conf <text:s text:c="7"/>security</text:p>
      <text:p text:style-name="Standard">chatscripts <text:s text:c="19"/>libblockdev <text:s text:c="9"/>selinux</text:p>
      <text:p text:style-name="Standard">console-setup <text:s text:c="17"/>libnl-3 <text:s text:c="13"/>sensors3.conf</text:p>
      <text:p text:style-name="Standard">cracklib <text:s text:c="22"/>libpaper.d <text:s text:c="10"/>sensors.d</text:p>
      <text:p text:style-name="Standard">cron.d <text:s text:c="24"/>libreoffice <text:s text:c="9"/>services</text:p>
      <text:p text:style-name="Standard">cron.daily <text:s text:c="20"/>lighttpd <text:s text:c="12"/>sgml</text:p>
      <text:p text:style-name="Standard">cron.hourly <text:s text:c="19"/>locale.alias <text:s text:c="8"/>shadow</text:p>
      <text:p text:style-name="Standard">cron.monthly <text:s text:c="18"/>locale.gen <text:s text:c="10"/>shadow-</text:p>
      <text:p text:style-name="Standard">crontab <text:s text:c="23"/>localtime <text:s text:c="11"/>shells</text:p>
      <text:p text:style-name="Standard">cron.weekly <text:s text:c="19"/>logcheck <text:s text:c="12"/>skel</text:p>
      <text:p text:style-name="Standard">cups <text:s text:c="26"/>login.defs <text:s text:c="10"/>snmp</text:p>
      <text:p text:style-name="Standard">cupshelpers <text:s text:c="19"/>logrotate.conf <text:s text:c="6"/>speech-dispatcher</text:p>
      <text:p text:style-name="Standard">dbus-1 <text:s text:c="24"/>logrotate.d <text:s text:c="9"/>ssh</text:p>
      <text:p text:style-name="Standard">dconf <text:s text:c="25"/>lsb-release <text:s text:c="9"/>ssl</text:p>
      <text:p text:style-name="Standard">debconf.conf <text:s text:c="18"/>ltrace.conf <text:s text:c="9"/>subgid</text:p>
      <text:p text:style-name="Standard">debian_version <text:s text:c="16"/>machine-id <text:s text:c="10"/>subgid-</text:p>
      <text:p text:style-name="Standard">default <text:s text:c="23"/>magic <text:s text:c="15"/>subuid</text:p>
      <text:p text:style-name="Standard">deluser.conf <text:s text:c="18"/>magic.mime <text:s text:c="10"/>subuid-</text:p>
      <text:p text:style-name="Standard">depmod.d <text:s text:c="22"/>mailcap <text:s text:c="13"/>sudoers</text:p>
      <text:p text:style-name="Standard"><text:soft-page-break/>dhcp <text:s text:c="26"/>mailcap.order <text:s text:c="7"/>sudoers.d</text:p>
      <text:p text:style-name="Standard">dictionaries-common <text:s text:c="11"/>manpath.config <text:s text:c="6"/>sysctl.conf</text:p>
      <text:p text:style-name="Standard">dpkg <text:s text:c="26"/>mime.types <text:s text:c="10"/>sysctl.d</text:p>
      <text:p text:style-name="Standard">e2scrub.conf <text:s text:c="18"/>mke2fs.conf <text:s text:c="9"/>systemd</text:p>
      <text:p text:style-name="Standard">emacs <text:s text:c="25"/>modprobe.d <text:s text:c="10"/>terminfo</text:p>
      <text:p text:style-name="Standard">environment <text:s text:c="19"/>modules <text:s text:c="13"/>thermald</text:p>
      <text:p text:style-name="Standard">environment.d <text:s text:c="17"/>modules-load.d <text:s text:c="6"/>thunderbird</text:p>
      <text:p text:style-name="Standard">ethertypes <text:s text:c="20"/>mtab <text:s text:c="16"/>timezone</text:p>
      <text:p text:style-name="Standard">firefox <text:s text:c="23"/>mtools.conf <text:s text:c="9"/>tmpfiles.d</text:p>
      <text:p text:style-name="Standard">fonts <text:s text:c="25"/>mysql <text:s text:c="15"/>ubuntu-advantage</text:p>
      <text:p text:style-name="Standard">fprintd.conf <text:s text:c="18"/>nanorc <text:s text:c="14"/>ucf.conf</text:p>
      <text:p text:style-name="Standard">fstab <text:s text:c="25"/>netplan <text:s text:c="13"/>udev</text:p>
      <text:p text:style-name="Standard">fuse.conf <text:s text:c="21"/>network <text:s text:c="13"/>udisks2</text:p>
      <text:p text:style-name="Standard">fwupd <text:s text:c="25"/>networkd-dispatcher <text:s/>ufw</text:p>
      <text:p text:style-name="Standard">gai.conf <text:s text:c="22"/>NetworkManager <text:s text:c="6"/>update-manager</text:p>
      <text:p text:style-name="Standard">gamemode.ini <text:s text:c="18"/>networks <text:s text:c="12"/>update-motd.d</text:p>
      <text:p text:style-name="Standard">gdb <text:s text:c="27"/>newt <text:s text:c="16"/>update-notifier</text:p>
      <text:p text:style-name="Standard">gdm3 <text:s text:c="26"/>nsswitch.conf <text:s text:c="7"/>UPower</text:p>
      <text:p text:style-name="Standard">geoclue <text:s text:c="23"/>openvpn <text:s text:c="13"/>usb_modeswitch.conf</text:p>
      <text:p text:style-name="Standard">ghostscript <text:s text:c="19"/>opt <text:s text:c="17"/>usb_modeswitch.d</text:p>
      <text:p text:style-name="Standard">glvnd <text:s text:c="25"/>os-release <text:s text:c="10"/>vim</text:p>
      <text:p text:style-name="Standard">gnome <text:s text:c="25"/>PackageKit <text:s text:c="10"/>vtrgb</text:p>
      <text:p text:style-name="Standard">groff <text:s text:c="25"/>pam.conf <text:s text:c="12"/>vulkan</text:p>
      <text:p text:style-name="Standard">group <text:s text:c="25"/>pam.d <text:s text:c="15"/>wgetrc</text:p>
      <text:p text:style-name="Standard">group- <text:s text:c="24"/>papersize <text:s text:c="11"/>wpa_supplicant</text:p>
      <text:p text:style-name="Standard">grub.d <text:s text:c="24"/>passwd <text:s text:c="14"/>X11</text:p>
      <text:p text:style-name="Standard">gshadow <text:s text:c="23"/>passwd- <text:s text:c="13"/>xattr.conf</text:p>
      <text:p text:style-name="Standard">gshadow- <text:s text:c="22"/>pcmcia <text:s text:c="14"/>xdg</text:p>
      <text:p text:style-name="Standard">gss <text:s text:c="27"/>perl <text:s text:c="16"/>xml</text:p>
      <text:p text:style-name="Standard">gtk-2.0 <text:s text:c="23"/>pki <text:s text:c="17"/>zsh_command_not_found</text:p>
      <text:p text:style-name="Standard">gtk-3.0 <text:s text:c="23"/>pm</text:p>
      <text:p text:style-name="Standard">diot@DIOT-PC1:/etc$ cd ..</text:p>
      <text:p text:style-name="Standard">diot@DIOT-PC1:/$ cd ~</text:p>
      <text:p text:style-name="Standard">diot@DIOT-PC1:~$ sudo service mosquitto status</text:p>
      <text:p text:style-name="Standard">[sudo] password for diot: </text:p>
      <text:p text:style-name="Standard">Unit mosquitto.service could not be found.</text:p>
      <text:p text:style-name="Standard">diot@DIOT-PC1:~$ sudo apt install <text:s/>mosquitto </text:p>
      <text:p text:style-name="Standard">Reading package lists... Done</text:p>
      <text:p text:style-name="Standard">Building dependency tree <text:s text:c="6"/></text:p>
      <text:p text:style-name="Standard">Reading state information... Done</text:p>
      <text:p text:style-name="Standard">The following additional packages will be installed:</text:p>
      <text:p text:style-name="Standard"><text:s text:c="2"/>libdlt2 libev4 libwebsockets15</text:p>
      <text:p text:style-name="Standard">The following NEW packages will be installed:</text:p>
      <text:p text:style-name="Standard"><text:s text:c="2"/>libdlt2 libev4 libwebsockets15 mosquitto</text:p>
      <text:p text:style-name="Standard">0 upgraded, 4 newly installed, 0 to remove and 573 not upgraded.</text:p>
      <text:p text:style-name="Standard">Need to get 394 kB of archives.</text:p>
      <text:p text:style-name="Standard">After this operation, 1,147 kB of additional disk space will be used.</text:p>
      <text:p text:style-name="Standard">Do you want to continue? [Y/n] y</text:p>
      <text:p text:style-name="Standard">Get:1 http://in.archive.ubuntu.com/ubuntu focal/universe amd64 libdlt2 amd64 2.18.4-0.1 [50.4 kB]</text:p>
      <text:p text:style-name="Standard">Get:2 http://in.archive.ubuntu.com/ubuntu focal/universe amd64 libev4 amd64 1:4.31-1 [31.2 kB]</text:p>
      <text:p text:style-name="Standard">Get:3 http://in.archive.ubuntu.com/ubuntu focal/universe amd64 libwebsockets15 amd64 3.2.1-3 [152 kB]</text:p>
      <text:p text:style-name="Standard"><text:soft-page-break/>Get:4 http://in.archive.ubuntu.com/ubuntu focal/universe amd64 mosquitto amd64 1.6.9-1 [160 kB]</text:p>
      <text:p text:style-name="Standard">Fetched 394 kB in 1s (270 kB/s) <text:s text:c="4"/></text:p>
      <text:p text:style-name="Standard">Selecting previously unselected package libdlt2:amd64.</text:p>
      <text:p text:style-name="Standard">(Reading database ... 233446 files and directories currently installed.)</text:p>
      <text:p text:style-name="Standard">Preparing to unpack .../libdlt2_2.18.4-0.1_amd64.deb ...</text:p>
      <text:p text:style-name="Standard">Unpacking libdlt2:amd64 (2.18.4-0.1) ...</text:p>
      <text:p text:style-name="Standard">Selecting previously unselected package libev4:amd64.</text:p>
      <text:p text:style-name="Standard">Preparing to unpack .../libev4_1%3a4.31-1_amd64.deb ...</text:p>
      <text:p text:style-name="Standard">Unpacking libev4:amd64 (1:4.31-1) ...</text:p>
      <text:p text:style-name="Standard">Selecting previously unselected package libwebsockets15:amd64.</text:p>
      <text:p text:style-name="Standard">Preparing to unpack .../libwebsockets15_3.2.1-3_amd64.deb ...</text:p>
      <text:p text:style-name="Standard">Unpacking libwebsockets15:amd64 (3.2.1-3) ...</text:p>
      <text:p text:style-name="Standard">Selecting previously unselected package mosquitto.</text:p>
      <text:p text:style-name="Standard">Preparing to unpack .../mosquitto_1.6.9-1_amd64.deb ...</text:p>
      <text:p text:style-name="Standard">Unpacking mosquitto (1.6.9-1) ...</text:p>
      <text:p text:style-name="Standard">Setting up libev4:amd64 (1:4.31-1) ...</text:p>
      <text:p text:style-name="Standard">Setting up libdlt2:amd64 (2.18.4-0.1) ...</text:p>
      <text:p text:style-name="Standard">Setting up libwebsockets15:amd64 (3.2.1-3) ...</text:p>
      <text:p text:style-name="Standard">Setting up mosquitto (1.6.9-1) ...</text:p>
      <text:p text:style-name="Standard">Created symlink /etc/systemd/system/multi-user.target.wants/mosquitto.service → </text:p>
      <text:p text:style-name="Standard">/lib/systemd/system/mosquitto.service.</text:p>
      <text:p text:style-name="Standard">Processing triggers for systemd (245.4-4ubuntu3.4) ...</text:p>
      <text:p text:style-name="Standard">Processing triggers for man-db (2.9.1-1) ...</text:p>
      <text:p text:style-name="Standard">Processing triggers for libc-bin (2.31-0ubuntu9.2) ...</text:p>
      <text:p text:style-name="Standard">diot@DIOT-PC1:~$ sudo service mosquitto status</text:p>
      <text:p text:style-name="Standard">● mosquitto.service - Mosquitto MQTT v3.1/v3.1.1 Broker</text:p>
      <text:p text:style-name="Standard"><text:s text:c="5"/>Loaded: loaded (/lib/systemd/system/mosquitto.service; enabled; vendor pre&gt;</text:p>
      <text:p text:style-name="Standard"><text:s text:c="5"/>Active: active (running) since Thu 2024-11-21 08:07:54 IST; 11s ago</text:p>
      <text:p text:style-name="Standard"><text:s text:c="7"/>Docs: man:mosquitto.conf(5)</text:p>
      <text:p text:style-name="Standard"><text:s text:c="13"/>man:mosquitto(8)</text:p>
      <text:p text:style-name="Standard"><text:s text:c="3"/>Main PID: 6150 (mosquitto)</text:p>
      <text:p text:style-name="Standard"><text:s text:c="6"/>Tasks: 3 (limit: 18816)</text:p>
      <text:p text:style-name="Standard"><text:s text:c="5"/>Memory: 1.2M</text:p>
      <text:p text:style-name="Standard"><text:s text:c="5"/>CGroup: /system.slice/mosquitto.service</text:p>
      <text:p text:style-name="Standard"><text:s text:c="13"/>└─6150 /usr/sbin/mosquitto -c /etc/mosquitto/mosquitto.conf</text:p>
      <text:p text:style-name="Standard"/>
      <text:p text:style-name="Standard">Nov 21 08:07:54 DIOT-PC1 systemd[1]: Starting Mosquitto MQTT v3.1/v3.1.1 Broker&gt;</text:p>
      <text:p text:style-name="Standard">Nov 21 08:07:54 DIOT-PC1 mosquitto[6150]: [ 2013.480138]~DLT~ 6150~INFO <text:s text:c="4"/>~FI&gt;</text:p>
      <text:p text:style-name="Standard">Nov 21 08:07:54 DIOT-PC1 systemd[1]: Started Mosquitto MQTT v3.1/v3.1.1 Broker.</text:p>
      <text:p text:style-name="Standard">diot@DIOT-PC1:~$ cd /etc/m</text:p>
      <text:p text:style-name="Standard">modprobe.d/ <text:s text:c="4"/>modules-load.d/ mosquitto/ <text:s text:c="5"/>mysql/</text:p>
      <text:p text:style-name="Standard">diot@DIOT-PC1:~$ cd /etc/mosquitto/</text:p>
      <text:p text:style-name="Standard">diot@DIOT-PC1:/etc/mosquitto$ mosquitto.conf</text:p>
      <text:p text:style-name="Standard">mosquitto.conf: command not found</text:p>
      <text:p text:style-name="Standard">diot@DIOT-PC1:/etc/mosquitto$ nano mosquitto.conf</text:p>
      <text:p text:style-name="Standard">diot@DIOT-PC1:/etc/mosquitto$ sudo netstat -npltp | grep mosquitto</text:p>
      <text:p text:style-name="Standard">tcp <text:s text:c="7"/>0 <text:s text:c="5"/>0 0.0.0.0:1883 <text:s text:c="11"/>0.0.0.0:* <text:s text:c="14"/>LISTEN <text:s text:c="5"/>6150/mosquitto <text:s text:c="5"/></text:p>
      <text:p text:style-name="Standard">tcp6 <text:s text:c="6"/>0 <text:s text:c="5"/>0 :::1883 <text:s text:c="16"/>:::* <text:s text:c="19"/>LISTEN <text:s text:c="5"/>6150/mosquitto <text:s text:c="5"/></text:p>
      <text:p text:style-name="Standard">diot@DIOT-PC1:/etc/mosquitto$ sudo netstat -natlp | grep mosquitto</text:p>
      <text:p text:style-name="Standard">tcp <text:s text:c="7"/>0 <text:s text:c="5"/>0 0.0.0.0:1883 <text:s text:c="11"/>0.0.0.0:* <text:s text:c="14"/>LISTEN <text:s text:c="5"/>6150/mosquitto <text:s text:c="5"/></text:p>
      <text:p text:style-name="Standard">tcp6 <text:s text:c="6"/>0 <text:s text:c="5"/>0 :::1883 <text:s text:c="16"/>:::* <text:s text:c="19"/>LISTEN <text:s text:c="5"/>6150/mosquitto <text:s text:c="5"/></text:p>
      <text:p text:style-name="Standard">diot@DIOT-PC1:/etc/mosquitto$ cd conf.d/</text:p>
      <text:p text:style-name="Standard"><text:soft-page-break/>diot@DIOT-PC1:/etc/mosquitto/conf.d$ ls</text:p>
      <text:p text:style-name="Standard">README</text:p>
      <text:p text:style-name="Standard">diot@DIOT-PC1:/etc/mosquitto/conf.d$ cat README </text:p>
      <text:p text:style-name="Standard">Any files placed in this directory that have a .conf ending will be loaded as</text:p>
      <text:p text:style-name="Standard">config files by the broker. Use this to make your local config.</text:p>
      <text:p text:style-name="Standard">diot@DIOT-PC1:/etc/mosquitto/conf.d$ cat README.conf </text:p>
      <text:p text:style-name="Standard">cat: README.conf: No such file or directory</text:p>
      <text:p text:style-name="Standard">diot@DIOT-PC1:/etc/mosquitto/conf.d$ ls</text:p>
      <text:p text:style-name="Standard">README</text:p>
      <text:p text:style-name="Standard">diot@DIOT-PC1:/etc/mosquitto/conf.d$ mosquitto -v</text:p>
      <text:p text:style-name="Standard">[ 2652.466452]~DLT~ 7776~INFO <text:s text:c="4"/>~FIFO /tmp/dlt cannot be opened. Retrying later...</text:p>
      <text:p text:style-name="Standard">1732157313: mosquitto version 1.6.9 starting</text:p>
      <text:p text:style-name="Standard">1732157313: Using default config.</text:p>
      <text:p text:style-name="Standard">1732157313: Opening ipv4 listen socket on port 1883.</text:p>
      <text:p text:style-name="Standard">1732157313: Error: Address already in use</text:p>
      <text:p text:style-name="Standard">[ 2662.475613]~DLT~ 7776~WARNING <text:s/>~Lost log messages in user buffer when exiting: 6</text:p>
      <text:p text:style-name="Standard">diot@DIOT-PC1:/etc/mosquitto/conf.d$ cd ..</text:p>
      <text:p text:style-name="Standard">diot@DIOT-PC1:/etc/mosquitto$ mosquitto -v</text:p>
      <text:p text:style-name="Standard">[ 2670.522423]~DLT~ 7780~INFO <text:s text:c="4"/>~FIFO /tmp/dlt cannot be opened. Retrying later...</text:p>
      <text:p text:style-name="Standard">1732157331: mosquitto version 1.6.9 starting</text:p>
      <text:p text:style-name="Standard">1732157331: Using default config.</text:p>
      <text:p text:style-name="Standard">1732157331: Opening ipv4 listen socket on port 1883.</text:p>
      <text:p text:style-name="Standard">1732157331: Error: Address already in use</text:p>
      <text:p text:style-name="Standard">[ 2680.531904]~DLT~ 7780~WARNING <text:s/>~Lost log messages in user buffer when exiting: 6</text:p>
      <text:p text:style-name="Standard">diot@DIOT-PC1:/etc/mosquitto$ cd conf.d/</text:p>
      <text:p text:style-name="Standard">diot@DIOT-PC1:/etc/mosquitto/conf.d$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21T15:42:25.691148353</meta:creation-date>
    <dc:date>2024-11-21T15:42:42.540081941</dc:date>
    <meta:editing-duration>PT17S</meta:editing-duration>
    <meta:editing-cycles>1</meta:editing-cycles>
    <meta:document-statistic meta:table-count="0" meta:image-count="0" meta:object-count="0" meta:page-count="4" meta:paragraph-count="180" meta:word-count="783" meta:character-count="9769" meta:non-whitespace-character-count="6393"/>
    <meta:generator>LibreOffice/6.4.7.2$Linux_X86_64 LibreOffice_project/40$Build-2</meta:generator>
  </office:meta>
</office:document-meta>
</file>